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2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oseph Blumenthal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13, 1891</text:p>
      <text:p text:style-name="P5">Month<text:tab/><text:tab/><text:tab/><text:tab/><text:tab/><text:tab/>March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Albany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State of New York./</text:p>
      <text:p text:style-name="P2">Assembly Chamber./</text:p>
      <text:p text:style-name="P2">Albany./</text:p>
      <text:p text:style-name="P3">March 13[/ inserted by author]91/</text:p>
      <text:p text:style-name="P2">My dear Dr/</text:p>
      <text:p text:style-name="P2"><text:tab/>Excuse my not sooner/ replying to your several favors--/ I at once saw Rev Nieto, and/ he promised me <text:span text:style-name="T2">positively</text:span><text:span text:style-name="T3"> to/ take active steps towards finding/ a proper home for Wiener--he/ even said that he would try to/ have Wiener with his daughter,/ married &amp; keeping house--he/ has since written to me that he/ hopes to arrange it very shortly--/ I have also spoken to Dr Mendes/ as to it--I hope it will soon/ be all right--I suppose/ you get monthly reports from/ Dr Drachman &amp; Dr Lieberman./ <text:s/>Yours Truly/ Joseph Blumenthal/</text:span></text:p>
      <text:p text:style-name="P2"><text:span text:style-name="T3">over/</text:span></text:p>
      <text:p text:style-name="P2"><text:span text:style-name="T3"/></text:p>
      <text:p text:style-name="P2"><text:soft-page-break/><text:span text:style-name="T3">[Page 2]</text:span></text:p>
      <text:p text:style-name="P2"><text:span text:style-name="T3">Dr Drachman suggests/ that the Hazan of his/ Congregation, shall/ teach Hazanoth in/ the Seminary--/ <text:s/>What think you/ of it--if/ favorably, arrange/ the matter with/ Dr D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2T14:02:28.31</meta:creation-date>
    <meta:document-statistic meta:table-count="0" meta:image-count="0" meta:object-count="0" meta:page-count="3" meta:paragraph-count="70" meta:word-count="311" meta:character-count="2066"/>
    <dc:date>2011-11-22T14:12:30.73</dc:date>
    <dc:creator>Penn Libraries</dc:creator>
    <meta:editing-duration>PT00H10M02S</meta:editing-duration>
    <meta:editing-cycles>1</meta:editing-cycles>
    <meta:generator>OpenOffice.org/3.2$Win32 OpenOffice.org_project/320m12$Build-9483</meta:generator>
  </office:meta>
</office:document-meta>
</file>